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oma" fo:font-size="16pt" fo:font-weight="bold" officeooo:rsid="00085790" officeooo:paragraph-rsid="00085790" style:font-size-asian="16pt" style:font-weight-asian="bold" style:font-size-complex="16pt" style:font-weight-complex="bold"/>
    </style:style>
    <style:style style:name="P2" style:family="paragraph" style:parent-style-name="Standard">
      <style:text-properties style:font-name="Loma" fo:font-size="11pt" fo:font-style="normal" fo:font-weight="normal" officeooo:rsid="001e797c" officeooo:paragraph-rsid="001e797c" style:font-size-asian="9.60000038146973pt" style:font-style-asian="normal" style:font-weight-asian="normal" style:font-size-complex="11pt" style:font-style-complex="normal" style:font-weight-complex="normal"/>
    </style:style>
    <style:style style:name="P3" style:family="paragraph" style:parent-style-name="Standard">
      <style:text-properties style:font-name="Liberation Serif" fo:font-size="11pt" fo:font-style="italic" fo:font-weight="bold" officeooo:rsid="00085790" officeooo:paragraph-rsid="00085790" style:font-size-asian="9.60000038146973pt" style:font-style-asian="italic" style:font-weight-asian="bold" style:font-size-complex="11pt" style:font-style-complex="italic" style:font-weight-complex="bold"/>
    </style:style>
    <style:style style:name="P4" style:family="paragraph" style:parent-style-name="Standard">
      <style:text-properties style:font-name="Liberation Serif" fo:font-size="12pt" fo:font-style="normal" fo:font-weight="bold" officeooo:rsid="0009f01a" officeooo:paragraph-rsid="00111457" style:font-size-asian="12pt" style:font-style-asian="normal" style:font-weight-asian="bold" style:font-size-complex="12pt" style:font-style-complex="normal" style:font-weight-complex="bold"/>
    </style:style>
    <style:style style:name="P5" style:family="paragraph" style:parent-style-name="Standard">
      <style:text-properties style:font-name="Liberation Serif" fo:font-size="12pt" fo:font-style="normal" fo:font-weight="bold" officeooo:rsid="002fa2a3" officeooo:paragraph-rsid="002fa2a3" style:font-size-asian="12pt" style:font-style-asian="normal" style:font-weight-asian="bold" style:font-size-complex="12pt" style:font-style-complex="normal" style:font-weight-complex="bold"/>
    </style:style>
    <style:style style:name="P6" style:family="paragraph" style:parent-style-name="Standard">
      <style:text-properties style:font-name="Liberation Serif" fo:font-size="12pt" fo:font-style="normal" fo:font-weight="bold" officeooo:rsid="002924bc" officeooo:paragraph-rsid="002924bc" style:font-size-asian="12pt" style:font-style-asian="normal" style:font-weight-asian="bold" style:font-size-complex="12pt" style:font-style-complex="normal" style:font-weight-complex="bold"/>
    </style:style>
    <style:style style:name="P7" style:family="paragraph" style:parent-style-name="Standard">
      <style:text-properties style:font-name="Liberation Serif" fo:font-size="12pt" fo:font-style="normal" fo:font-weight="normal" officeooo:rsid="0009f01a" officeooo:paragraph-rsid="0009f01a" style:font-size-asian="12pt" style:font-style-asian="normal" style:font-weight-asian="normal" style:font-size-complex="12pt" style:font-style-complex="normal" style:font-weight-complex="normal"/>
    </style:style>
    <style:style style:name="P8" style:family="paragraph" style:parent-style-name="Standard">
      <style:text-properties style:font-name="Liberation Serif" fo:font-size="12pt" fo:font-style="normal" fo:font-weight="normal" officeooo:rsid="001fd359" officeooo:paragraph-rsid="0022ba40" style:font-size-asian="12pt" style:font-style-asian="normal" style:font-weight-asian="normal" style:font-size-complex="12pt" style:font-style-complex="normal" style:font-weight-complex="normal"/>
    </style:style>
    <style:style style:name="P9" style:family="paragraph" style:parent-style-name="Standard">
      <style:text-properties style:font-name="Liberation Serif" fo:font-size="12pt" fo:font-style="normal" fo:font-weight="normal" officeooo:rsid="001e797c" officeooo:paragraph-rsid="001e797c" style:font-size-asian="12pt" style:font-style-asian="normal" style:font-weight-asian="normal" style:font-size-complex="12pt" style:font-style-complex="normal" style:font-weight-complex="normal"/>
    </style:style>
    <style:style style:name="P10" style:family="paragraph" style:parent-style-name="Standard">
      <style:text-properties style:font-name="Liberation Serif" fo:font-size="12pt" fo:font-style="normal" fo:font-weight="normal" officeooo:rsid="001841af" officeooo:paragraph-rsid="001841af" style:font-size-asian="12pt" style:font-style-asian="normal" style:font-weight-asian="normal" style:font-size-complex="12pt" style:font-style-complex="normal" style:font-weight-complex="normal"/>
    </style:style>
    <style:style style:name="P11" style:family="paragraph" style:parent-style-name="Standard">
      <style:text-properties style:font-name="Liberation Serif" fo:font-size="12pt" fo:font-style="normal" fo:font-weight="normal" officeooo:rsid="0013afa5" officeooo:paragraph-rsid="0013afa5" style:font-size-asian="12pt" style:font-style-asian="normal" style:font-weight-asian="normal" style:font-size-complex="12pt" style:font-style-complex="normal" style:font-weight-complex="normal"/>
    </style:style>
    <style:style style:name="P12" style:family="paragraph" style:parent-style-name="Standard">
      <style:text-properties style:font-name="Liberation Serif" fo:font-size="12pt" fo:font-style="normal" fo:font-weight="normal" officeooo:rsid="000ab479" officeooo:paragraph-rsid="0009f01a" style:font-size-asian="12pt" style:font-style-asian="normal" style:font-weight-asian="normal" style:font-size-complex="12pt" style:font-style-complex="normal" style:font-weight-complex="normal"/>
    </style:style>
    <style:style style:name="P13" style:family="paragraph" style:parent-style-name="Standard">
      <style:text-properties style:font-name="Liberation Serif" fo:font-size="12pt" fo:font-style="italic" fo:font-weight="normal" officeooo:rsid="00085790" officeooo:paragraph-rsid="00085790" style:font-size-asian="12pt" style:font-style-asian="italic" style:font-weight-asian="normal" style:font-size-complex="12pt" style:font-style-complex="italic" style:font-weight-complex="normal"/>
    </style:style>
    <style:style style:name="P14" style:family="paragraph" style:parent-style-name="Standard">
      <style:text-properties style:font-name="Liberation Serif" fo:font-size="12pt" officeooo:rsid="0037cc75" officeooo:paragraph-rsid="0037cc75" style:font-size-asian="12pt" style:font-size-complex="12pt"/>
    </style:style>
    <style:style style:name="P15" style:family="paragraph" style:parent-style-name="Standard">
      <style:text-properties fo:font-weight="normal" style:font-weight-asian="normal" style:font-weight-complex="normal"/>
    </style:style>
    <style:style style:name="P16" style:family="paragraph" style:parent-style-name="Standard">
      <style:text-properties officeooo:paragraph-rsid="0037cc75"/>
    </style:style>
    <style:style style:name="P17" style:family="paragraph" style:parent-style-name="Subtitle">
      <style:text-properties style:font-name="Loma" fo:font-size="16pt" fo:language="zxx" fo:country="none" fo:font-weight="bold" officeooo:rsid="001f2c7f" officeooo:paragraph-rsid="0034d26a" style:font-size-asian="16pt" style:language-asian="zxx" style:country-asian="none" style:font-weight-asian="bold" style:font-size-complex="16pt" style:language-complex="zxx" style:country-complex="none" style:font-weight-complex="bold"/>
    </style:style>
    <style:style style:name="P18" style:family="paragraph" style:parent-style-name="Subtitle">
      <style:text-properties fo:language="zxx" fo:country="none" officeooo:rsid="001f2c7f" officeooo:paragraph-rsid="0034d26a" style:language-asian="zxx" style:country-asian="none" style:language-complex="zxx" style:country-complex="none"/>
    </style:style>
    <style:style style:name="P19" style:family="paragraph" style:parent-style-name="Title">
      <style:text-properties fo:language="zxx" fo:country="none" officeooo:rsid="0034d26a" officeooo:paragraph-rsid="0034d26a" style:language-asian="zxx" style:country-asian="none" style:language-complex="zxx" style:country-complex="none"/>
    </style:style>
    <style:style style:name="P20" style:family="paragraph" style:parent-style-name="Text_20_body">
      <style:text-properties fo:font-size="12pt" style:font-size-asian="12pt" style:font-size-complex="12pt"/>
    </style:style>
    <style:style style:name="P21" style:family="paragraph" style:parent-style-name="Text_20_body">
      <style:text-properties fo:font-size="12pt" fo:font-weight="normal" officeooo:rsid="0038dca6" officeooo:paragraph-rsid="0038dca6" style:font-size-asian="12pt" style:font-weight-asian="normal" style:font-size-complex="12pt" style:font-weight-complex="normal"/>
    </style:style>
    <style:style style:name="P22" style:family="paragraph" style:parent-style-name="Text_20_body">
      <style:text-properties fo:font-size="12pt" fo:font-weight="bold" officeooo:rsid="0038dca6" officeooo:paragraph-rsid="0038dca6" style:font-size-asian="12pt" style:font-weight-asian="bold" style:font-size-complex="12pt" style:font-weight-complex="bold"/>
    </style:style>
    <style:style style:name="P23" style:family="paragraph" style:parent-style-name="Text_20_body">
      <style:text-properties fo:font-size="12pt" fo:font-weight="bold" officeooo:rsid="003ad77d" officeooo:paragraph-rsid="003ad77d" style:font-size-asian="12pt" style:font-weight-asian="bold" style:font-size-complex="12pt" style:font-weight-complex="bold"/>
    </style:style>
    <style:style style:name="P24" style:family="paragraph" style:parent-style-name="Standard">
      <style:text-properties fo:font-size="12pt" fo:font-weight="normal" officeooo:rsid="0037cc75" officeooo:paragraph-rsid="0037cc75" style:font-size-asian="12pt" style:font-weight-asian="normal" style:font-size-complex="12pt" style:font-weight-complex="normal"/>
    </style:style>
    <style:style style:name="P25" style:family="paragraph" style:parent-style-name="Heading_20_1">
      <style:text-properties fo:font-weight="bold" officeooo:rsid="0038dca6" officeooo:paragraph-rsid="0038dca6" style:font-weight-asian="bold" style:font-weight-complex="bold"/>
    </style:style>
    <style:style style:name="T1" style:family="text">
      <style:text-properties officeooo:rsid="0009f01a"/>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officeooo:rsid="002cab66" style:font-style-asian="normal" style:font-weight-asian="normal" style:font-style-complex="normal" style:font-weight-complex="normal"/>
    </style:style>
    <style:style style:name="T4" style:family="text">
      <style:text-properties officeooo:rsid="0013afa5"/>
    </style:style>
    <style:style style:name="T5" style:family="text">
      <style:text-properties officeooo:rsid="00145313"/>
    </style:style>
    <style:style style:name="T6" style:family="text">
      <style:text-properties officeooo:rsid="00197fbd"/>
    </style:style>
    <style:style style:name="T7" style:family="text">
      <style:text-properties fo:font-weight="bold" style:font-weight-asian="bold" style:font-weight-complex="bold"/>
    </style:style>
    <style:style style:name="T8" style:family="text">
      <style:text-properties fo:font-weight="bold" officeooo:rsid="001e797c" style:font-weight-asian="bold" style:font-weight-complex="bold"/>
    </style:style>
    <style:style style:name="T9" style:family="text">
      <style:text-properties officeooo:rsid="0022ba40"/>
    </style:style>
    <style:style style:name="T10" style:family="text">
      <style:text-properties officeooo:rsid="0024a17f"/>
    </style:style>
    <style:style style:name="T11" style:family="text">
      <style:text-properties officeooo:rsid="002924bc"/>
    </style:style>
    <style:style style:name="T12" style:family="text">
      <style:text-properties officeooo:rsid="0034d26a"/>
    </style:style>
    <style:style style:name="T13" style:family="text">
      <style:text-properties officeooo:rsid="0037cc75"/>
    </style:style>
    <style:style style:name="T14" style:family="text">
      <style:text-properties fo:color="#000000" style:font-name="DejaVu Sans Mono" fo:font-size="9pt"/>
    </style:style>
    <style:style style:name="T15" style:family="text">
      <style:text-properties fo:color="#000000" style:font-name="DejaVu Sans Mono" fo:font-size="9pt" fo:background-color="#e4e4ff" loext:char-shading-value="0"/>
    </style:style>
    <style:style style:name="T16" style:family="text">
      <style:text-properties fo:color="#000000" style:font-name="DejaVu Sans Mono" fo:font-size="9pt" fo:background-color="#ffffff" loext:char-shading-value="0"/>
    </style:style>
    <style:style style:name="T17" style:family="text">
      <style:text-properties fo:color="#000000" style:font-name="DejaVu Sans Mono" fo:font-size="9pt" fo:background-color="#ffffff" loext:char-shading-value="0"/>
    </style:style>
    <style:style style:name="T18" style:family="text">
      <style:text-properties style:text-underline-style="none" fo:font-weight="normal" officeooo:rsid="0037cc75" style:font-weight-asian="normal" style:font-weight-complex="normal"/>
    </style:style>
    <style:style style:name="T19" style:family="text">
      <style:text-properties fo:font-weight="normal" style:font-weight-asian="normal" style:font-weight-complex="normal"/>
    </style:style>
    <style:style style:name="T20" style:family="text">
      <style:text-properties officeooo:rsid="003ad77d"/>
    </style:style>
    <style:style style:name="T21" style:family="text">
      <style:text-properties fo:font-size="12pt" style:text-underline-style="none" fo:font-weight="normal" officeooo:rsid="0037cc75"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Uitbreidingen</text:p>
      <text:p text:style-name="P18">Milestone <text:span text:style-name="T12">2</text:span><text:line-break/>Vakoverschrijdend Project</text:p>
      <text:p text:style-name="P17">Groep 5 (2015-2016)</text:p>
      <text:p text:style-name="P1"/>
      <text:h text:style-name="Heading_20_1" text:outline-level="1">1. <text:span text:style-name="T13">Inloggen met Google+</text:span></text:h>
      <text:p text:style-name="P3"/>
      <text:p text:style-name="P4"><text:span text:style-name="T11">Ni</text:span>euwe klassen: <text:s/>/</text:p>
      <text:p text:style-name="P5"/>
      <text:p text:style-name="P4"><text:span text:style-name="T11">N</text:span>ieuwe methodes: </text:p>
      <text:p text:style-name="P16"><text:span text:style-name="T21">Er moet een methode googlePlusRefreshToken aangemaakt worden in</text:span><text:span text:style-name="T18"> </text:span><text:span text:style-name="T14">be.ugent.vopro5.backend.businesslayer.applicatio</text:span><text:span text:style-name="T17">nfacade.auth.RefreshTokenController</text:span></text:p>
      <text:p text:style-name="P24">Deze methode moet dan de Google+ api aanspreken om het emailadres van de gebruiker te achterhalen. Dan moet de gebruiker opgeslaan worden in de databank.</text:p>
      <text:p text:style-name="P4"/>
      <text:p text:style-name="P6">Aanpassingen:</text:p>
      <text:p text:style-name="P14"><text:span text:style-name="T3">E</text:span><text:span text:style-name="T2">r moet ook een nieuw endpoint komen in de API specificatie om een refreshtoken aan te vragen aan de hand van een Google+ account.</text:span></text:p>
      <text:p text:style-name="P13"/>
      <text:h text:style-name="Heading_20_1" text:outline-level="1">2. <text:span text:style-name="T1">Toevoegen van parkeerevents:</text:span></text:h>
      <text:p text:style-name="P7"/>
      <text:p text:style-name="P12">Op dit moment kunnen enkel events over het verkeer gegenereerd worden aan de hand van de open data van Waze. Het kan interessant zijn om events met informatie over de verschillende parkingen in Gent toe te voegen. Gebruikers kunnen dan aangeven voor welke parkingen ze graag notificaties willen ontvangen. Zo kan een gebruiker bijvoorbeeld verwittigd worden als een voor hem of haar relevante parking volzet is.</text:p>
      <text:p text:style-name="P7"/>
      <text:p text:style-name="P7"><text:span text:style-name="T8">N</text:span><text:span text:style-name="T7">ieuwe klassen:</text:span> </text:p>
      <text:p text:style-name="P7"/>
      <text:p text:style-name="P11">Er moet een klasse “ParkingOfInterest” aangemaakt worden in de package businesslayer/businessentities/. <text:span text:style-name="T5">Deze klasse zal op zijn minst beschikken over getter en setter-methodes nodig om de parking te kunnen identificeren (naam, locatie, …). Als blijkt dat er gemeenschappelijke velden voorkomen in “ParkingOfInterest” en “PointOfInterest” kan een nieuwe superklasse “AbstractPlaceOfInterest” gecreërd worden. <text:s/></text:span></text:p>
      <text:p text:style-name="P11"/>
      <text:p text:style-name="P7"><text:span text:style-name="T8">N</text:span><text:span text:style-name="T7">ieuwe methodes: </text:span>/</text:p>
      <text:p text:style-name="P7"/>
      <text:p text:style-name="P7"><text:span text:style-name="T8">A</text:span><text:span text:style-name="T7">anpassingen</text:span>:</text:p>
      <text:p text:style-name="P7"/>
      <text:p text:style-name="P10">Aan de klasse User in de package “<text:span text:style-name="T4">businesslayer/businessentities/” </text:span>moet een veld “List&lt;ParkingOfInterest&gt; parkings” <text:span text:style-name="T6">toegevoegd worden met bijhorende getter en setter-methodes. Er moet in de API specificatie een definition voorzien worden voor een “ParkingOfInterest” en de </text:span><text:soft-page-break/><text:span text:style-name="T6">definition van een “User” moet uitgebreid worden met een property “parkingsofinterest”. <text:s/></text:span></text:p>
      <text:p text:style-name="P10"/>
      <text:p text:style-name="P9"><text:span text:style-name="T7">Opmerkingen</text:span>:</text:p>
      <text:p text:style-name="P9"/>
      <text:p text:style-name="P8"><text:span text:style-name="T9">Omdat “List&lt;ParkingOfInterest&gt; parkings” een veld in de klasse “User” is zal er aan</text:span> de controllers en DAO's <text:span text:style-name="T9">niks aangepast of toegevoegd moeten worden</text:span>. <text:span text:style-name="T10">Bij het parsen van een JSON-string naar een User object (en omgekeerd) wordt immers automatisch rekening gehouden met de velden gedefinieerd in de klasse “User”.</text:span></text:p>
      <text:p text:style-name="P2"/>
      <text:p text:style-name="P2"/>
      <text:h text:style-name="P25" text:outline-level="1">3. Een nieuwe InternalEventPublisher toevoegen</text:h>
      <text:p text:style-name="P20">Nieuwe klassen: </text:p>
      <text:p text:style-name="P21">De NewInternalEvent<text:span text:style-name="T20">Importer</text:span>, en een hulpklasse om de inputstream te verkrijgen.</text:p>
      <text:p text:style-name="P21">Een nieuw subtype van event, waarin identificerende info wordt bijgehouden, zodat <text:s/>de internaleventpublisher weet welke events hij moet updaten/inactief maken.</text:p>
      <text:p text:style-name="P22">Nieuwe methodes: /</text:p>
      <text:p text:style-name="P23">Aanpassingen: <text:span text:style-name="T19">In de applicationContext moet ingesteld worden dat de importeer methode van de importer elk bepaald interval wordt opgeroepen.</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fo:font-family="'Liberation Serif'" style:font-family-generic="roman" style:font-pitch="variable" fo:font-size="18pt" fo:font-style="normal" fo:font-weight="bold" officeooo:rsid="00085790" style:font-size-asian="18pt" style:font-style-asian="normal" style:font-weight-asian="bold" style:font-size-complex="18pt" style:font-style-complex="normal" style:font-weight-complex="bold"/>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0T14:58:41.816207474</meta:creation-date>
    <dc:date>2016-04-14T13:09:55.333120508</dc:date>
    <meta:editing-duration>PT1H29M47S</meta:editing-duration>
    <meta:editing-cycles>53</meta:editing-cycles>
    <meta:generator>LibreOffice/5.1.2.2.0$Linux_X86_64 LibreOffice_project/10m0$Build-2</meta:generator>
    <meta:document-statistic meta:table-count="0" meta:image-count="0" meta:object-count="0" meta:page-count="2" meta:paragraph-count="25" meta:word-count="356" meta:character-count="2613" meta:non-whitespace-character-count="2273"/>
  </office:meta>
</office:document-meta>
</file>